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AIME HUACCHA, ARTURO SAMUE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AMAN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6791916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LAIME HUACCHA, ARTURO SAMUE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304912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6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1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15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4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6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5T22:11:4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